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029" officeooo:paragraph-rsid="00100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ell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3:21:41.132774295</meta:creation-date>
    <dc:date>2022-11-01T13:22:01.294964988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4.7.2$Linux_X86_64 LibreOffice_project/40$Build-2</meta:generator>
  </office:meta>
</office:document-meta>
</file>